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a7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<text:span text:style-name="T1">Git token - </text:span></text:span><text:span text:style-name="Source_20_Text">9adbeee6b947e03bfbc686eb6e6c2a823976201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8:08:34.724910546</meta:creation-date>
    <dc:date>2017-09-04T18:09:06.684217122</dc:date>
    <meta:editing-duration>PT3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4" meta:character-count="52" meta:non-whitespace-character-count="49"/>
  </office:meta>
</office:document-meta>
</file>